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Consolas, 'Liberation Mono', Menl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7f9a5" officeooo:paragraph-rsid="0017f9a5"/>
    </style:style>
    <style:style style:name="P2" style:family="paragraph" style:parent-style-name="Subtitle">
      <style:text-properties officeooo:rsid="0019270c" officeooo:paragraph-rsid="0019270c"/>
    </style:style>
    <style:style style:name="P3" style:family="paragraph" style:parent-style-name="Text_20_body">
      <style:text-properties officeooo:paragraph-rsid="0019270c"/>
    </style:style>
    <style:style style:name="P4" style:family="paragraph" style:parent-style-name="Text_20_body">
      <style:text-properties officeooo:rsid="001cf5b4" officeooo:paragraph-rsid="001cf5b4"/>
    </style:style>
    <style:style style:name="P5" style:family="paragraph" style:parent-style-name="Text_20_body">
      <style:text-properties officeooo:rsid="001eb6d0" officeooo:paragraph-rsid="001eb6d0"/>
    </style:style>
    <style:style style:name="P6" style:family="paragraph" style:parent-style-name="Text_20_body">
      <style:text-properties officeooo:rsid="00219c4c" officeooo:paragraph-rsid="00219c4c"/>
    </style:style>
    <style:style style:name="P7" style:family="paragraph" style:parent-style-name="Text_20_body">
      <style:text-properties officeooo:rsid="002395d1" officeooo:paragraph-rsid="002395d1"/>
    </style:style>
    <style:style style:name="P8" style:family="paragraph" style:parent-style-name="Text_20_body">
      <style:text-properties officeooo:rsid="002bf5bc" officeooo:paragraph-rsid="002bf5bc"/>
    </style:style>
    <style:style style:name="P9" style:family="paragraph" style:parent-style-name="Text_20_body">
      <style:text-properties officeooo:rsid="00309f65" officeooo:paragraph-rsid="00309f65"/>
    </style:style>
    <style:style style:name="P10" style:family="paragraph" style:parent-style-name="Text_20_body">
      <style:text-properties officeooo:rsid="00313c7d" officeooo:paragraph-rsid="00313c7d"/>
    </style:style>
    <style:style style:name="P11" style:family="paragraph" style:parent-style-name="Text_20_body">
      <style:text-properties officeooo:rsid="00325c59" officeooo:paragraph-rsid="00325c59"/>
    </style:style>
    <style:style style:name="P12" style:family="paragraph" style:parent-style-name="Text_20_body">
      <style:text-properties officeooo:rsid="0033d9c7" officeooo:paragraph-rsid="0033d9c7"/>
    </style:style>
    <style:style style:name="P13" style:family="paragraph" style:parent-style-name="Text_20_body">
      <style:text-properties officeooo:paragraph-rsid="0033d9c7"/>
    </style:style>
    <style:style style:name="P14" style:family="paragraph" style:parent-style-name="Text_20_body">
      <style:text-properties officeooo:rsid="0036aed4" officeooo:paragraph-rsid="0036aed4"/>
    </style:style>
    <style:style style:name="P15" style:family="paragraph" style:parent-style-name="Text_20_body">
      <style:text-properties officeooo:rsid="0038ae0d" officeooo:paragraph-rsid="0038ae0d"/>
    </style:style>
    <style:style style:name="P16" style:family="paragraph" style:parent-style-name="Text_20_body">
      <style:text-properties officeooo:rsid="003d0201" officeooo:paragraph-rsid="003d0201"/>
    </style:style>
    <style:style style:name="P17" style:family="paragraph" style:parent-style-name="Text_20_body">
      <style:text-properties officeooo:rsid="003e069e" officeooo:paragraph-rsid="003e069e"/>
    </style:style>
    <style:style style:name="P18" style:family="paragraph" style:parent-style-name="Heading_20_4">
      <style:text-properties officeooo:rsid="0019270c" officeooo:paragraph-rsid="0019270c"/>
    </style:style>
    <style:style style:name="P19" style:family="paragraph" style:parent-style-name="Heading_20_4">
      <style:text-properties officeooo:rsid="002049ee" officeooo:paragraph-rsid="002049ee"/>
    </style:style>
    <style:style style:name="P20" style:family="paragraph" style:parent-style-name="Heading_20_4">
      <style:text-properties officeooo:rsid="004b49c7" officeooo:paragraph-rsid="004b49c7"/>
    </style:style>
    <style:style style:name="P21" style:family="paragraph" style:parent-style-name="Text_20_body">
      <style:text-properties officeooo:rsid="00472b84" officeooo:paragraph-rsid="00472b84"/>
    </style:style>
    <style:style style:name="P22" style:family="paragraph" style:parent-style-name="Text_20_body">
      <style:text-properties officeooo:rsid="00472f5b" officeooo:paragraph-rsid="00472f5b"/>
    </style:style>
    <style:style style:name="P23" style:family="paragraph" style:parent-style-name="Text_20_body">
      <style:text-properties officeooo:rsid="004984ff" officeooo:paragraph-rsid="004984ff"/>
    </style:style>
    <style:style style:name="P24" style:family="paragraph" style:parent-style-name="Text_20_body">
      <style:text-properties officeooo:rsid="00219c4c" officeooo:paragraph-rsid="00219c4c"/>
    </style:style>
    <style:style style:name="P25" style:family="paragraph" style:parent-style-name="Text_20_body">
      <style:text-properties officeooo:rsid="003e069e" officeooo:paragraph-rsid="003e069e"/>
    </style:style>
    <style:style style:name="P26" style:family="paragraph" style:parent-style-name="Text_20_body">
      <style:text-properties officeooo:paragraph-rsid="004b49c7"/>
    </style:style>
    <style:style style:name="P27" style:family="paragraph" style:parent-style-name="Text_20_body">
      <style:text-properties officeooo:rsid="004c8280" officeooo:paragraph-rsid="004c8280"/>
    </style:style>
    <style:style style:name="P28" style:family="paragraph" style:parent-style-name="Text_20_body">
      <style:text-properties officeooo:rsid="004df674" officeooo:paragraph-rsid="004df674"/>
    </style:style>
    <style:style style:name="P29" style:family="paragraph" style:parent-style-name="Text_20_body">
      <style:text-properties officeooo:rsid="004f96fb" officeooo:paragraph-rsid="004f96fb"/>
    </style:style>
    <style:style style:name="P30" style:family="paragraph" style:parent-style-name="Text_20_body">
      <style:text-properties officeooo:rsid="0033d9c7" officeooo:paragraph-rsid="0033d9c7"/>
    </style:style>
    <style:style style:name="P31" style:family="paragraph" style:parent-style-name="Text_20_body">
      <style:text-properties officeooo:rsid="00540eaa" officeooo:paragraph-rsid="00540eaa"/>
    </style:style>
    <style:style style:name="P32" style:family="paragraph" style:parent-style-name="Text_20_body">
      <style:text-properties officeooo:rsid="005457e7" officeooo:paragraph-rsid="005457e7"/>
    </style:style>
    <style:style style:name="P33" style:family="paragraph" style:parent-style-name="Text_20_body">
      <style:text-properties officeooo:paragraph-rsid="0019270c"/>
    </style:style>
    <style:style style:name="T1" style:family="text">
      <style:text-properties officeooo:rsid="0024dec4"/>
    </style:style>
    <style:style style:name="T2" style:family="text">
      <style:text-properties officeooo:rsid="0026d308"/>
    </style:style>
    <style:style style:name="T3" style:family="text">
      <style:text-properties officeooo:rsid="002875ba"/>
    </style:style>
    <style:style style:name="T4" style:family="text">
      <style:text-properties officeooo:rsid="00292b5e"/>
    </style:style>
    <style:style style:name="T5" style:family="text">
      <style:text-properties officeooo:rsid="002a1108"/>
    </style:style>
    <style:style style:name="T6" style:family="text">
      <style:text-properties officeooo:rsid="002b3030"/>
    </style:style>
    <style:style style:name="T7" style:family="text">
      <style:text-properties officeooo:rsid="002cf3aa"/>
    </style:style>
    <style:style style:name="T8" style:family="text">
      <style:text-properties officeooo:rsid="002dfebc"/>
    </style:style>
    <style:style style:name="T9" style:family="text">
      <style:text-properties officeooo:rsid="002f5bec"/>
    </style:style>
    <style:style style:name="T10" style:family="text">
      <style:text-properties officeooo:rsid="0033d9c7"/>
    </style:style>
    <style:style style:name="T11" style:family="text">
      <style:text-properties officeooo:rsid="00359d06"/>
    </style:style>
    <style:style style:name="T12" style:family="text">
      <style:text-properties officeooo:rsid="00369590"/>
    </style:style>
    <style:style style:name="T13" style:family="text">
      <style:text-properties officeooo:rsid="003a0faf"/>
    </style:style>
    <style:style style:name="T14" style:family="text">
      <style:text-properties officeooo:rsid="003b6f30"/>
    </style:style>
    <style:style style:name="T15" style:family="text">
      <style:text-properties officeooo:rsid="003f031f"/>
    </style:style>
    <style:style style:name="T16" style:family="text">
      <style:text-properties officeooo:rsid="0042345d"/>
    </style:style>
    <style:style style:name="T17" style:family="text">
      <style:text-properties officeooo:rsid="0042d433"/>
    </style:style>
    <style:style style:name="T18" style:family="text">
      <style:text-properties officeooo:rsid="0043f51f"/>
    </style:style>
    <style:style style:name="T19" style:family="text">
      <style:text-properties officeooo:rsid="004533ef"/>
    </style:style>
    <style:style style:name="T20" style:family="text">
      <style:text-properties fo:font-style="italic" style:font-style-asian="italic" style:font-style-complex="italic"/>
    </style:style>
    <style:style style:name="T21" style:family="text">
      <style:text-properties officeooo:rsid="004ae997"/>
    </style:style>
    <style:style style:name="T22" style:family="text">
      <style:text-properties officeooo:rsid="004ed6ee"/>
    </style:style>
    <style:style style:name="T23" style:family="text">
      <style:text-properties officeooo:rsid="00509ba8"/>
    </style:style>
    <style:style style:name="T24" style:family="text">
      <style:text-properties officeooo:rsid="0050a48e"/>
    </style:style>
    <style:style style:name="T25" style:family="text">
      <style:text-properties officeooo:rsid="0050e671"/>
    </style:style>
    <style:style style:name="T26" style:family="text">
      <style:text-properties fo:font-variant="normal" fo:text-transform="none" fo:color="#ffffff" loext:opacity="100%" style:font-name="SFMono-Regular" fo:font-size="8.39999961853027pt" fo:letter-spacing="normal" fo:font-style="normal" fo:font-weight="normal"/>
    </style:style>
    <style:style style:name="T27" style:family="text">
      <style:text-properties officeooo:rsid="005575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github.com/hariton-andrei-marius/esercizi" text:style-name="Internet_20_link" text:visited-style-name="Visited_20_Internet_20_Link">https://github.com/hariton-andrei-marius/esercizi</text:a></text:p>
      <text:p text:style-name="Text_20_body"/>
      <text:p text:style-name="P2">Configurazione computer</text:p>
      <text:h text:style-name="P18" text:outline-level="4">Installazione Git</text:h>
      <text:p text:style-name="P4">Andare al indirizzo: <text:a xlink:type="simple" xlink:href="https://git-scm.com/downloads" text:style-name="Internet_20_link" text:visited-style-name="Visited_20_Internet_20_Link">https://git-scm.com/downloads</text:a></text:p>
      <text:p text:style-name="P5">Git è un software per il controllo di versione distribuito, utilizzabile da interfaccia a riga di comando oppure attraverso i vari client utilizzabili attraverso la Graphical User Interfare <text:span text:style-name="T9">(ad esempio GitExtensions)</text:span>.</text:p>
      <text:p text:style-name="P6">Comandi principali sono:</text:p>
      <text:p text:style-name="P6">- git clone url-repository &gt;&gt;&gt; per clonare un repository sul proprio PC</text:p>
      <text:p text:style-name="P6">- git add . &gt;&gt;&gt; per mettere in stage tutti i file modificati</text:p>
      <text:p text:style-name="P6">- <text:span text:style-name="T2">git add nome_file &gt;&gt;&gt; per mettere in stage un file specifico</text:span></text:p>
      <text:p text:style-name="P6">- git commit -m “commit-message” &gt;&gt;&gt; per fare il commit dei file messi in stage</text:p>
      <text:p text:style-name="P6">- git push &gt;&gt;&gt; per mandare sul server remoto i commit <text:span text:style-name="T3">(upload)</text:span></text:p>
      <text:p text:style-name="P6">- <text:span text:style-name="T3">git pull &gt;&gt;&gt; per fare il download delle modifiche dal server remoto (download ultimi commit)</text:span></text:p>
      <text:p text:style-name="P6">- git checkout nome-branch &gt;&gt;&gt; per spostarsi sul branch</text:p>
      <text:p text:style-name="P6">- <text:span text:style-name="T1">git init &gt;&gt;&gt; per creare in locale un repository non ancora collegato ad un reposity remoto</text:span></text:p>
      <text:p text:style-name="P6">- <text:span text:style-name="T4">git status &gt;&gt;&gt; per vedere lo stato delle modifiche </text:span><text:span text:style-name="T5">non ancora committate</text:span><text:span text:style-name="T4"> sul branch del repository</text:span></text:p>
      <text:p text:style-name="P6">- <text:span text:style-name="T6">git branch &gt;&gt;&gt; lista dei rami</text:span></text:p>
      <text:p text:style-name="P6">- <text:span text:style-name="T21">git stash &gt;&gt;&gt; permette di accantonare le modifiche senza buttarle via definitivamente</text:span></text:p>
      <text:p text:style-name="P6">- <text:span text:style-name="T21">git stash pop &gt;&gt;&gt; permette di recuperare le modifiche accantonate in precedenza</text:span></text:p>
      <text:p text:style-name="P7">Un repository Git è strutturato in 1 o più branch che contengono file diversi o differenze nei file tra un branch e un’altro. Se vogliamo allineare le modifiche di 2 branch ci si sposta con CHECKOUT su uno dei 2 e poi si fa il MERGE del secondo sul primo: se sono presenti modifiche allo stesso file sui 2 branch, è possibile che si verifichino MERGE-CONFLICTS, ovvero conflitti che Git non è riuscito a risolvere in automatico: in questo caso bisognerà andare nel proprio IDE o EDITOR a scegliere quale modifica mantenere e quale cancellare (è possibile mantenere anche parzialmente le 2 modifiche o riscrivere tutta quella parte di codice).</text:p>
      <text:p text:style-name="P8">Di solito si lavora con 2 branch principali, ed altri branch temporanei che verranno mantenuti o cancellati una volta fatto il MERGE sui rami/branch principali; <text:span text:style-name="T7">quelli principali sono:</text:span></text:p>
      <text:p text:style-name="P8">- <text:span text:style-name="T7">master oppure main: questo deve essere il branch principale / di default del repository, tutte le modifiche prima o poi dovranno essere riportate su questo branch, dal quale si procederà con il deploy (rilascio) del applicazione sul ambiente di DEV (sviluppo) poi TEST poi PROD (produzione).</text:span></text:p>
      <text:p text:style-name="P8"><text:soft-page-break/>- <text:span text:style-name="T8">develop oppure development: questo è secondario rispetto a master, tutte le modifiche dovrebbero essere “MERGIATE” (merge delle modifiche) dal branch/ramo del specifico TASK/COMPITO oppure dal branch del specifico REFACTOR (una volta testate), al branch di DEVELOP, poi una volta testate anche su DEVELOP, possono essere portare su MASTER, una volta lì, possono essere rilasciate.</text:span></text:p>
      <text:h text:style-name="P18" text:outline-level="4">Installazione Node.js</text:h>
      <text:p text:style-name="P9">Andare al indirizzo: <text:a xlink:type="simple" xlink:href="https://nodejs.org/it/download/" text:style-name="Internet_20_link" text:visited-style-name="Visited_20_Internet_20_Link">https://nodejs.org/it/download/</text:a></text:p>
      <text:p text:style-name="P10">Node.js è un runtime system open source multipiattaforma orientato agli eventi per l’esecuzione di codice JavaScript. Orientato agli eventi ovvero il flusso del programma è determinato da eventi esterni.</text:p>
      <text:p text:style-name="P11">Una volta installato, Node.js contiene NPM (Node Package Manager) che viene utilizzato per installare dipendenze/applicazioni globalmente sulla macchina oppure localmente nella cartella del repository. Nel secondo caso bisogna avere un file package.json dal quale leggere le dipendenze locali da installare nella cartella node_modules. Questa cartella deve essere presente nel file .gitignore in modo da non venir salvata sul repository; invece il file package.json deve essere salvato.</text:p>
      <text:p text:style-name="P12">Comandi principali sono:</text:p>
      <text:p text:style-name="P12">- npm install &gt;&gt;&gt; installa le dipendenze presenti nel file package.json dentro la cartella node_modules</text:p>
      <text:p text:style-name="P12">- npm install nomedipendenza --save &gt;&gt;&gt; installa la dipendenza e ne salva il nome nel package.json</text:p>
      <text:p text:style-name="P12">- npm list -g --depth=0 &gt;&gt;&gt; mostra i pacchetti installati globalmente limitando la visualizzazione al primo livello di nodi</text:p>
      <text:p text:style-name="P12">- <text:span text:style-name="T23">npm update -g nomepacchetto &gt;&gt;&gt; aggiorna un pacchetto globale</text:span></text:p>
      <text:p text:style-name="P13"><text:span text:style-name="T10">- </text:span><text:span text:style-name="T11">npm run start &gt;&gt;&gt; lancia lo script di start presente nel package.json</text:span></text:p>
      <text:p text:style-name="P13">- <text:span text:style-name="T12">npm run build &gt;&gt;&gt; lancia lo script di build presente nel package.json</text:span></text:p>
      <text:h text:style-name="P18" text:outline-level="4">Installazione Visual Studio Code</text:h>
      <text:p text:style-name="P14">Andare al indirizzo: <text:a xlink:type="simple" xlink:href="https://code.visualstudio.com/download" text:style-name="Internet_20_link" text:visited-style-name="Visited_20_Internet_20_Link">https://code.visualstudio.com/download</text:a></text:p>
      <text:p text:style-name="P15">Microsoft Visual Studio Code è un editor gratuito con integrazione Git. <text:span text:style-name="T13">Una volta installato sarà molto utile installare delle estensioni per Angular e Angular Snippet in modo da avere un integrazione migliore con il progetto Angular e delle facilitazioni per la creazione di componenti </text:span><text:span text:style-name="T14">Angular.</text:span></text:p>
      <text:h text:style-name="P19" text:outline-level="4">Installazione Git Extensions</text:h>
      <text:p text:style-name="P16">Andare al indirizzo: <text:a xlink:type="simple" xlink:href="https://github.com/gitextensions/gitextensions/releases/" text:style-name="Internet_20_link" text:visited-style-name="Visited_20_Internet_20_Link">https://github.com/gitextensions/gitextensions/releases/</text:a></text:p>
      <text:p text:style-name="P17">Git Extensions è un’applicazione per la gestione di repositories Git. Permette di gestire molteplici repository in modo più semplice rispetto all’interfaccia testuale. E’ anche un facilitatore per le operazioni più complesse. Permette di fare merge, rebase dei branch. <text:span text:style-name="T15">Permette di fare revert o cherry pick dei commit.</text:span></text:p>
      <text:p text:style-name="P17"><text:soft-page-break/>- <text:span text:style-name="T16">Cherry Pick commit: ovvero prendere uno specifico commit da un branch su un altro branch senza riportarsi dietro tutta la cronologia di commit.</text:span></text:p>
      <text:p text:style-name="P17">- <text:span text:style-name="T16">Revert commit: ovvero cancella le modifiche di quel commit, le ripristina.</text:span></text:p>
      <text:p text:style-name="P17">- <text:span text:style-name="T17">Merge branch: ovvero unisce la cronologia di un branch con quella di un’altro, riportandosi tutte le modifiche e unendole alle altre.</text:span></text:p>
      <text:p text:style-name="P17">- <text:span text:style-name="T18">Rebase branch: invece di fare un merge che mantiene tutta la cronologia e crea un commit di merge, il rebase crea una cronologia più pulita senza ulteriori commit, praticamente mette in ordine i vari commit ma sarà necessario un force push perché riscrive la cronologia </text:span><text:span text:style-name="T19">dei commit.</text:span></text:p>
      <text:h text:style-name="P20" text:outline-level="4">Angular</text:h>
      <text:p text:style-name="P26">https://angular.io/guide/setup-local</text:p>
      <text:p text:style-name="P27">Prima installare globalmente Angular Cli:</text:p>
      <text:p text:style-name="P27"><text:tab/>npm install -g @angular/cli</text:p>
      <text:p text:style-name="P27">Poi impostare la policy di esecuzione dei script:</text:p>
      <text:p text:style-name="P27"><text:tab/>Set-ExecutionPolicy -Scope CurrentUser -ExecutionPolicy RemoteSigned</text:p>
      <text:p text:style-name="P28">Poi creare il progetto Angular:</text:p>
      <text:p text:style-name="P28"><text:tab/>ng new <text:span text:style-name="T22">my-</text:span>platform</text:p>
      <text:p text:style-name="P28"><text:tab/>- <text:span text:style-name="T24">Vuoi aggiungere Angular routing? Y</text:span></text:p>
      <text:p text:style-name="P28"><text:tab/>- <text:span text:style-name="T25">Quale formato per fogli di stile? SCSS</text:span></text:p>
      <text:p text:style-name="P29">Ora si può eseguire l’applicazione generata:</text:p>
      <text:p text:style-name="P29"><text:tab/>cd my-platform</text:p>
      <text:p text:style-name="P29"><text:tab/>ng serve --open</text:p>
      <text:p text:style-name="P31">Prima cosa, aggiungiamo Angular Material, se vogliamo utilizzarlo:</text:p>
      <text:p text:style-name="P31"><text:tab/>ng add @angular/material</text:p>
      <text:p text:style-name="P32">Comandi utili:</text:p>
      <text:p text:style-name="P32"><text:tab/>ng generate component xyz &gt;&gt;&gt; generazione automatica di un nuovo componente</text:p>
      <text:p text:style-name="P3"><text:tab/><text:span text:style-name="T27">ng test &gt;&gt;&gt; lancio dei test nel progetto</text:span></text:p>
      <text:p text:style-name="P3"><text:tab/><text:span text:style-name="T27">ng build &gt;&gt;&gt; esecuzione rilascio del progetto</text:span></text:p>
      <text:p text:style-name="P3"/>
      <text:p text:style-name="P1">Esercizio 1</text:p>
      <text:p text:style-name="P21">Creare una piattaforma di applicazioni senza un backend dietro, soltanto frontend. Bisognerà dividerla in più rotte:</text:p>
      <text:p text:style-name="P21">- /dashboard &gt;&gt;&gt; che sarà la homepage, bisognerà mettere una wildcard ** per reindirizzare verso questa pagina.</text:p>
      <text:p text:style-name="P21"><text:soft-page-break/>- /app/:name &gt;&gt;&gt; sarà la rotta per visualizzare l’applicazione, raggiungibile dalla lista in homepage.</text:p>
      <text:p text:style-name="P21">- /about &gt;&gt;&gt; pagina contenente del semplice HTML e SCSS per dettagli sulla piattaforma e dettagli sui autori.</text:p>
      <text:p text:style-name="P22">Per quanto riguarda le applicazioni, si potrebbe cominciare con alcune semplici app:</text:p>
      <text:p text:style-name="P22">- /app/maps &gt;&gt;&gt; utilizzerà openlayers <text:a xlink:type="simple" xlink:href="https://www.npmjs.com/package/ol" text:style-name="Internet_20_link" text:visited-style-name="Visited_20_Internet_20_Link">https://www.npmjs.com/package/ol</text:a> per visualizzare openstreetmaps con alcuni comandi di base.</text:p>
      <text:p text:style-name="P22">- /app/notes &gt;&gt;&gt; permetterà di scrivere delle note in una textarea di una form con la possibilità di salvare su file txt tramite <text:a xlink:type="simple" xlink:href="https://www.npmjs.com/package/file-saver" text:style-name="Internet_20_link" text:visited-style-name="Visited_20_Internet_20_Link">https://www.npmjs.com/package/file-saver</text:a></text:p>
      <text:p text:style-name="P23">La configurazione delle applicazioni dovrà essere dinamica e caricata da un file di configurazione TS contenente l’array di applicazioni con i relativi dat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Consolas, 'Liberation Mono', Menl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7:30:50.115000000</meta:creation-date>
    <dc:date>2022-04-27T18:48:21.242000000</dc:date>
    <meta:editing-duration>PT1H40M54S</meta:editing-duration>
    <meta:editing-cycles>57</meta:editing-cycles>
    <meta:generator>LibreOffice/7.1.5.2$Windows_X86_64 LibreOffice_project/85f04e9f809797b8199d13c421bd8a2b025d52b5</meta:generator>
    <meta:document-statistic meta:table-count="0" meta:image-count="0" meta:object-count="0" meta:page-count="4" meta:paragraph-count="71" meta:word-count="1081" meta:character-count="7208" meta:non-whitespace-character-count="6190"/>
  </office:meta>
</office:document-meta>
</file>